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2.3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table:style-name="pd1" office:value-type="string" calcext:value-type="string">
            <text:p>material_wt%</text:p>
          </table:table-cell>
          <table:table-cell table:style-name="pd1" office:value-type="string" calcext:value-type="string">
            <text:p>material_at%</text:p>
          </table:table-cell>
          <table:table-cell table:style-name="pd1" office:value-type="string" calcext:value-type="string">
            <text:p>heating_rate</text:p>
          </table:table-cell>
          <table:table-cell table:style-name="pd1" office:value-type="string" calcext:value-type="string">
            <text:p>austenitization_temperature</text:p>
          </table:table-cell>
          <table:table-cell table:style-name="pd1" office:value-type="string" calcext:value-type="string">
            <text:p>martensite_start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arent</text:p>
          </table:table-cell>
          <table:table-cell table:style-name="pd1" office:value-type="string" calcext:value-type="string">
            <text:p>UCL</text:p>
          </table:table-cell>
          <table:table-cell table:style-name="pd1" office:value-type="string" calcext:value-type="string">
            <text:p>LCL</text:p>
          </table:table-cell>
          <table:table-cell table:style-name="pd1" office:value-type="string" calcext:value-type="string">
            <text:p>method</text:p>
          </table:table-cell>
          <table:table-cell table:style-name="pd1" office:value-type="string" calcext:value-type="string">
            <text:p>reference</text:p>
          </table:table-cell>
          <table:table-cell table:style-name="pd1" office:value-type="string" calcext:value-type="string">
            <text:p>figure_no</text:p>
          </table:table-cell>
          <table:table-cell table:style-name="pd1" office:value-type="string" calcext:value-type="string">
            <text:p>verified</text:p>
          </table:table-cell>
          <table:table-cell table:style-name="pd1" office:value-type="string" calcext:value-type="string">
            <text:p>comments</text:p>
          </table:table-cell>
          <table:table-cell table:style-name="pd1" office:value-type="string" calcext:value-type="string">
            <text:p>alloy_system</text:p>
          </table:table-cell>
          <table:table-cell table:style-name="pd1" office:value-type="string" calcext:value-type="string">
            <text:p>composition</text:p>
          </table:table-cell>
          <table:table-cell table:style-name="pd1" office:value-type="string" calcext:value-type="string">
            <text:p>system</text:p>
          </table:table-cell>
          <table:table-cell table:style-name="pd1" office:value-type="string" calcext:value-type="string">
            <text:p>comment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Fe-0.61C-3.29Mn-1.29Si-0.92Cr-0.0Ni-0.22Mo-0.0V-0.93Co-0.02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9C-3.47Mn-1.47Si-0.97Cr-0.0Ni-0.24Mo-0.0V-1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3.58Mn-1.3Si-1.03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3.76Mn-1.39Si-1.06Cr-0.0Ni-0.25Mo-0.0V-1.01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2.15Mn-1.54Si-1.08Cr-0.0Ni-0.24Mo-0.0V-4.13Co-1.58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1.04Mn-1.6Si-1.31Cr-0.0Ni-0.29Mo-0.1V-0.0Co-0.00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1.95Mn-1.49Si-0.97Cr-0.0Ni-0.24Mo-0.0V-1.6Co-0.9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9C-1.94Mn-1.59Si-1.33Cr-0.02Ni-0.3Mo-0.11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3.49Mn-1.46Si-1.04Cr-0.0Ni-0.24Mo-0.0V-0.97Co-0.0Al-0.97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1.98Mn-1.57Si-1.02Cr-0.0Ni-0.24Mo-0.0V-1.54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3.4Mn-1.49Si-1.01Cr-0.0Ni-0.25Mo-0.0V-0.93Co-0.014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3.52Mn-1.67Si-1.01Cr-0.0Ni-0.24Mo-0.0V-1.44Co-0.01Al-0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8C-1.89Mn-1.46Si-1.26Cr-0.005Ni-0.26Mo-0.09V-0.0Co-0.00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49Mn-0.0Si-0.0Cr-8.9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44Mn-0.37Si-12.18Cr-0.1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1Mn-0.21Si-5.12Cr-0.19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54Mn-0.0Si-12.46Cr-0.64Ni-0.99Mo-0.2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0Mn-0.0Si-3.25Cr-0.0Ni-0.0Mo-0.25V-0.0Co-0.0Al-9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7Mn-0.47Si-5.25Cr-0.0Ni-0.62Mo-0.0V-0.0Co-0.0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375" calcext:value-type="float">
            <text:p>137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1Mn-0.19Si-1.37Cr-3.02Ni-0.4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1.06Mn-0.2Si-0.23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13Si-0.55Cr-1.2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8Mn-0.0Si-0.0Cr-3.4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2Mn-0.0Si-0.49Cr-1.3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08Mn-0.7Si-0.4Cr-0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1Mn-0.26Si-0.99Cr-0.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8Mn-0.0Si-0.55Cr-0.54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57Mn-0.0Si-1.57Cr-0.0Ni-0.36Mo-0.0V-0.0Co-1.2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4Mn-0.0Si-0.92Cr-0.0Ni-0.0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02Mn-0.0Si-0.48Cr-0.31Ni-0.13Mo-0.0V-0.0Co-0.0Al-0.0W-0.0Cu-0.0Nb-0.0Ti-0.0009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57Mn-0.23Si-0.12Cr-0.2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1.64Mn-0.06Si-1.64Cr-1.84Ni-0.4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7Mn-0.0Si-1.0Cr-0.0Ni-0.0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89Mn-0.0Si-0.66Cr-0.59Ni-0.12Mo-0.0V-0.0Co-0.0Al-0.0W-0.0Cu-0.0Nb-0.0Ti-0.0015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8Mn-0.25Si-1.15Cr-0.55Ni-1.0Mo-0.0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54Mn-0.0Si-0.0Cr-0.0Ni-0.0Mo-0.0V-0.0Co-0.0Al-0.0W-1.4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05Si-5.0Cr-0.0Ni-1.35Mo-0.3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05Si-5.0Cr-0.0Ni-1.35Mo-1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15Si-5.25Cr-0.0Ni-0.0Mo-0.0V-0.0Co-0.0Al-4.2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5Mn-0.0Si-1.52Cr-3.3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52Mn-0.0Si-0.0Cr-5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57Mn-0.0Si-0.0Cr-3.49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0Mn-0.0Si-0.0Cr-0.0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25Mn-3.8Si-0.3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24Mn-2.32Si-0.3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23Mn-1.27Si-0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78Mn-1.62Si-0.7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7C-0.82Mn-0.0Si-1.07Cr-1.1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9Mn-0.0Si-0.64Cr-0.53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1.25Cr-0.0Ni-0.0Mo-0.2V-0.0Co-0.0Al-2.7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7Mn-0.0Si-0.5Cr-0.6Ni-0.21Mo-0.0V-0.0Co-0.0Al-0.0W-0.0Cu-0.0Nb-0.0Ti-0.0016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82Mn-2.01Si-0.0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45Mn-0.0Si-1.52Cr-3.3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52Mn-0.0Si-0.0Cr-5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75Mn-1.9Si-0.25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0.23Mn-0.43Si-4.04Cr-0.0Ni-0.0Mo-1.24V-4.72Co-0.0Al-18.3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0.27Mn-0.39Si-4.09Cr-0.0Ni-0.0Mo-1.25V-0.0Co-0.0Al-18.5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500" calcext:value-type="float">
            <text:p>1500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0Mn-0.0Si-4.0Cr-0.0Ni-0.0Mo-2.0V-0.0Co-0.0Al-14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0Si-0.75Cr-1.5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17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41Mn-0.2Si-0.13Cr-2.5Ni-0.08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0.86Mn-0.0Si-0.49Cr-0.59Ni-0.21Mo-0.0V-0.0Co-0.0Al-0.0W-0.0Cu-0.0Nb-0.0Ti-0.0025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24Mn-0.26Si-4.1Cr-0.0Ni-4.69Mo-1.64V-0.0Co-0.0Al-5.9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500" calcext:value-type="float">
            <text:p>15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41Mn-0.31Si-4.11Cr-0.0Ni-4.27Mo-1.51V-5.22Co-0.0Al-5.46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32Mn-0.25Si-3.89Cr-0.0Ni-4.3Mo-1.3V-0.0Co-0.0Al-5.7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4.0Cr-0.0Ni-0.75Mo-2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4.0Cr-0.0Ni-8.0Mo-1.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1.18Mn-0.26Si-0.5Cr-0.0Ni-0.0Mo-0.0V-0.0Co-0.0Al-0.4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0Mn-0.0Si-4.0Cr-0.0Ni-0.75Mo-2.0V-5.0Co-0.0Al-14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1.88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55Mn-0.32Si-0.11Cr-0.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7C-0.48Mn-0.4Si-4.58Cr-0.0Ni-1.04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0.5Mn-0.3Si-1.2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300" calcext:value-type="float">
            <text:p>1300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36Mn-0.0Si-1.41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9.26" calcext:value-type="float">
            <text:p>419.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-0.52Mn-0.28Si-0.07Cr-5.0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-1.88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2C-0.28Mn-0.5Si-0.22Cr-0.0Ni-0.0Mo-0.0V-0.0Co-0.0Al-3.5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52Mn-0.2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-0.0Mn-0.0Si-11.5Cr-0.0Ni-0.8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25C-0.0Mn-0.0Si-11.5Cr-0.0Ni-0.8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5Mn-0.4Si-13.0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45Mn-0.25Si-0.1Cr-9.0Ni-0.04Mo-0.0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45Mn-0.3Si-0.85Cr-0.16Ni-0.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3Mn-0.28Si-0.58Cr-3.2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5Mn-0.25Si-0.4Cr-0.15Ni-0.6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Mn-0.2Si-0.9Cr-3.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7Mn-0.3Si-9.0Cr-0.0Ni-1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Mn-0.2Si-0.85Cr-3.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5Mn-0.26Si-4.66Cr-0.13Ni-0.5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6Mn-0.23Si-2.28Cr-0.21Ni-1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5Mn-0.25Si-0.6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Mn-0.25Si-1.55Cr-1.5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Mn-0.15Si-1.15Cr-4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Mn-0.25Si-1.15Cr-4.1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6Mn-0.3Si-1.25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75Mn-0.25Si-0.95Cr-1.4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8Mn-0.2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8Mn-0.2Si-0.63Cr-0.8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4Mn-0.25Si-0.0Cr-0.0Ni-0.0Mo-0.0V-0.0Co-0.0Al-0.0W-0.0Cu-0.08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25Si-1.65Cr-1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6Mn-0.25Si-0.2Cr-1.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0.85Cr-1.1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1.05Cr-1.4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1.05Cr-1.8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5Mn-0.25Si-0.9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Mn-0.25Si-0.2Cr-1.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55Mn-0.2Si-0.2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14Si-3.25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25Si-0.0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2Si-1.55Cr-2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47Mn-0.27Si-0.18Cr-3.33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7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6Mn-0.2Si-0.0Cr-0.5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4Mn-0.2Si-0.0Cr-4.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4Mn-0.2Si-0.0Cr-5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53Mn-0.26Si-0.05Cr-3.65Ni-0.0Mo-0.0V-0.0Co-0.045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Mn-0.25Si-0.0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Mn-0.3Si-1.15Cr-0.13Ni-0.6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1Mn-0.21Si-0.6Cr-0.18Ni-0.08Mo-0.0V-0.0Co-0.0Al-0.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55Mn-0.2Si-0.2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8Mn-0.2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9Mn-0.3Si-0.0Cr-0.0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6Mn-0.14Si-3.25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7Mn-0.25Si-1.05Cr-0.0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6Mn-0.13Si-0.74Cr-0.19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5Mn-0.25Si-3.1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5Mn-0.25Si-5.0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.2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Mn-0.25Si-3.1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5Mn-0.25Si-0.4Cr-0.0Ni-0.4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5Mn-0.3Si-0.9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8Mn-0.2Si-0.8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5Mn-0.25Si-1.15Cr-0.1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55Mn-0.25Si-1.05Cr-3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55Mn-0.3Si-1.6Cr-0.0Ni-0.2Mo-0.0V-0.0Co-1.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Mn-0.25Si-0.65Cr-2.55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5Mn-0.25Si-3.05Cr-0.3Ni-0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7Mn-0.2Si-1.15Cr-3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Mn-0.3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Mn-0.18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5Mn-0.3Si-1.15Cr-0.0Ni-0.2Mo-0.0V-0.0Co-1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5Mn-0.2Si-1.8Cr-4.0Ni-0.3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65Mn-0.25Si-1.05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55Mn-0.27Si-1.23Cr-0.14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75Mn-0.23Si-0.65Cr-1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5Mn-0.25Si-1.05Cr-1.05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Mn-0.25Si-1.5Cr-1.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2Si-0.0Cr-0.8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2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2Mn-0.29Si-1.19Cr-0.13Ni-0.5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25Si-1.15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Mn-0.18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Mn-0.25Si-0.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Mn-0.3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Mn-0.25Si-0.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Mn-0.25Si-0.0Cr-0.0Ni-0.4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Mn-0.2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55Mn-0.3Si-1.6Cr-0.0Ni-0.2Mo-0.0V-0.0Co-1.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Mn-0.15Si-3.25Cr-0.0Ni-0.9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Mn-0.2Si-1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8Mn-0.25Si-2.0Cr-2.0Ni-0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1Mn-0.32Si-0.07Cr-3.03Ni-0.0Mo-0.0V-0.0Co-0.032Al-0.0W-0.0Cu-0.0Nb-0.009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Mn-0.2Si-1.25Cr-4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Mn-0.25Si-1.25Cr-4.1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Mn-0.25Si-2.5Cr-0.3Ni-0.2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7Mn-0.2Si-1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8Mn-0.25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8Mn-0.1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Mn-0.25Si-0.8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5Mn-0.25Si-0.5Cr-0.5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5Mn-0.3Si-1.65Cr-0.0Ni-0.33Mo-0.0V-0.0Co-1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85Mn-0.25Si-1.15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.1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8Mn-0.2Si-0.0Cr-0.8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1Mn-0.28Si-0.14Cr-0.15Ni-0.04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Mn-0.25Si-0.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8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Mn-0.2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75Mn-0.34Si-0.58Cr-0.6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Mn-0.25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8Mn-0.15Si-0.15Cr-1.7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2Mn-0.26Si-0.23Cr-3.45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5Mn-0.25Si-0.75Cr-0.8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0.65Cr-2.55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1.2Cr-1.5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1.2Cr-1.5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23Si-0.65Cr-1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5Mn-0.2Si-1.05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5Mn-1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Si-0.1Cr-0.16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65Mn-0.2Si-0.0Cr-0.6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75Mn-1.5Si-0.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6Mn-0.25Si-0.65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5Mn-0.25Si-0.95Cr-0.15Ni-0.0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5Mn-0.35Si-1.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5Mn-0.25Si-1.0Cr-0.0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85Mn-1.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C-0.7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72Mn-0.2Si-0.17Cr-0.2Ni-0.03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7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8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1.9Si-0.3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0.6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6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17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788.15" calcext:value-type="float">
            <text:p>78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4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90.15" calcext:value-type="float">
            <text:p>69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5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85.15" calcext:value-type="float">
            <text:p>6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6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62.15" calcext:value-type="float">
            <text:p>66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67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26.15" calcext:value-type="float">
            <text:p>62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7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23.15" calcext:value-type="float">
            <text:p>6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8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9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07.15" calcext:value-type="float">
            <text:p>6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2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536.15" calcext:value-type="float">
            <text:p>53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6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9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406.15" calcext:value-type="float">
            <text:p>40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36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72.15" calcext:value-type="float">
            <text:p>27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4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6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27Mn-0.37Si-13.32Cr-0.32Ni-0.06Mo-0.0V-0.0Co-0.0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52Mn-0.15Si-1.14Cr-3.33Ni-0.65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55Mn-0.21Si-3.34Cr-0.25Ni-0.5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1.67Mn-0.26Si-0.12Cr-0.21Ni-0.04Mo-0.0V-0.0Co-0.0Al-0.0W-0.1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2Mn-0.2Si-0.64Cr-2.63Ni-0.5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7Mn-0.29Si-1.21Cr-4.13Ni-0.3Mo-0.013V-0.0Co-0.0Al-0.11W-0.1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61Mn-0.28Si-0.63Cr-3.22Ni-0.22Mo-0.025V-0.0Co-0.0Al-0.16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2Mn-0.21Si-0.1Cr-0.89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48Mn-0.18Si-0.16Cr-0.26Ni-0.27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9Mn-0.2Si-0.95Cr-1.58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9Mn-0.25Si-0.0Cr-0.0Ni-0.4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2Mn-0.23Si-1.11Cr-1.4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67Mn-0.23Si-1.01Cr-0.2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7Mn-0.31Si-0.72Cr-2.53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6Mn-0.25Si-0.98Cr-0.18Ni-0.04Mo-0.0V-0.0Co-0.0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4Mn-0.21Si-0.53Cr-1.03Ni-0.22Mo-0.0V-0.0Co-0.0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15Ni-0.05Mo-0.2V-0.0Co-0.0Al-0.11W-0.1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17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55Mn-0.32Si-0.11Cr-0.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8C-0.53Mn-0.25Si-1.46Cr-0.33Ni-0.06Mo-0.025V-0.0Co-0.0Al-0.11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6Mn-0.19Si-1.11Cr-3.55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38Mn-0.2Si-1.16Cr-4.33Ni-0.1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0.9Mn-0.21Si-1.08Cr-1.87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6Mn-0.13Si-0.74Cr-0.19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61Mn-0.23Si-1.65Cr-2.0Ni-0.1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7Mn-0.29Si-1.21Cr-4.13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9Mn-0.28Si-0.63Cr-1.24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58Mn-0.28Si-1.39Cr-0.15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34Mn-0.26Si-1.28Cr-3.92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1Cr-0.16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47Mn-0.18Si-1.16Cr-4.25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66Mn-0.34Si-0.65Cr-0.17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-0.35Mn-0.16Si-0.96Cr-3.24Ni-0.0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2C-0.93Mn-0.3Si-0.57Cr-0.9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3C-0.5Mn-0.3Si-1.18Cr-4.25Ni-0.1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3C-0.71Mn-0.38Si-1.7Cr-2.1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5C-0.4Mn-0.26Si-0.36Cr-2.95Ni-0.0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74Mn-0.26Si-0.84Cr-1.19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7C-1.0Mn-0.33Si-1.13Cr-1.93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9C-0.56Mn-0.29Si-0.32Cr-1.61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47Mn-0.27Si-1.22Cr-4.1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3Mn-0.12Si-0.9Cr-3.27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99Mn-0.28Si-1.12Cr-1.42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56Mn-0.27Si-0.0Cr-2.95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8Mn-0.31Si-0.0Cr-2.9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9Mn-0.38Si-0.79Cr-0.2Ni-0.5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6Mn-1.44Si-1.01Cr-0.51Ni-0.49Mo-0.07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6Mn-1.62Si-0.81Cr-1.8Ni-0.4Mo-0.06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8Mn-0.38Si-0.34Cr-0.0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2Mn-0.36Si-1.51Cr-0.0Ni-0.8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3Mn-0.39Si-0.35Cr-0.0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21Cr-0.21Ni-0.58Mo-0.0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8Si-1.5Cr-0.23Ni-0.58Mo-0.07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Mn-0.36Si-0.0Cr-2.58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Mn-0.38Si-0.35Cr-0.0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5Mn-0.29Si-0.0Cr-0.72Ni-0.8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8Mn-0.31Si-0.0Cr-0.73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2Mn-0.35Si-0.0Cr-1.41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3Mn-0.36Si-0.0Cr-2.6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3Mn-0.38Si-0.34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4Mn-0.38Si-0.0Cr-2.6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5Mn-0.37Si-1.52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7Si-0.0Cr-2.62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7Si-1.54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8Si-1.54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3Si-0.0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46Mn-0.42Si-0.75Cr-0.0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47Mn-0.41Si-0.76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2Mn-0.36Si-0.73Cr-0.0Ni-0.7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4Mn-0.36Si-0.0Cr-1.4Ni-0.4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4Mn-0.37Si-0.74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6Si-0.0Cr-1.44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7Si-0.0Cr-1.44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7Si-0.74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9Si-0.73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Mn-1.47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49Mn-0.41Si-0.77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8Mn-0.29Si-0.0Cr-3.48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0.32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0.34Si-0.75Cr-1.46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1.48Si-0.72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4Mn-0.34Si-0.73Cr-1.46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5Mn-0.33Si-0.74Cr-1.46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5Mn-0.35Si-0.73Cr-1.45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Mn-1.47Si-0.0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5Mn-0.36Si-0.0Cr-0.0Ni-0.7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Mn-0.4Si-0.77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9Mn-0.29Si-0.0Cr-3.56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1Mn-0.39Si-0.0Cr-3.53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3Mn-0.35Si-0.75Cr-2.51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2Mn-0.26Si-1.0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4Mn-1.49Si-0.73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Mn-1.48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39Mn-1.48Si-0.73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41Mn-1.49Si-0.74Cr-0.0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45Mn-0.37Si-0.0Cr-0.0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0.38Si-0.78Cr-1.79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0.4Si-0.99Cr-0.2Ni-0.4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3Mn-0.42Si-0.75Cr-4.54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4Mn-0.4Si-0.75Cr-4.56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2Si-0.77Cr-3.59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2Si-0.77Cr-3.59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5Si-0.0Cr-4.45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4Mn-0.34Si-0.35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4Mn-0.35Si-0.35Cr-0.0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6Mn-0.36Si-0.33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1Mn-1.41Si-0.78Cr-1.3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1Mn-1.51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2Mn-1.42Si-0.78Cr-1.37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2Mn-1.52Si-0.0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4Mn-1.51Si-0.75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2Mn-0.4Si-0.75Cr-0.78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38Si-0.75Cr-2.58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41Si-0.75Cr-4.53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4Si-0.75Cr-0.78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31Si-0.77Cr-3.56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38Si-0.75Cr-2.57Ni-0.0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4Si-0.75Cr-0.78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35Si-0.0Cr-4.43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1Mn-1.48Si-0.0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2Mn-0.35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2Mn-0.35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1.5Si-0.74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1.5Si-0.74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7Mn-0.36Si-0.34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3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3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2Mn-0.33Si-0.0Cr-0.0Ni-0.004Mo-0.0V-0.0Co-0.0Al-0.0W-0.0Cu-0.0Nb-0.0Ti-0.004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3Mn-0.35Si-0.0Cr-0.0Ni-0.08Mo-0.0V-0.0Co-0.0Al-0.0W-0.0Cu-0.0Nb-0.0Ti-0.003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3Mn-0.36Si-0.0Cr-0.0Ni-0.18Mo-0.0V-0.0Co-0.0Al-0.0W-0.0Cu-0.0Nb-0.0Ti-0.003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7Mn-1.38Si-0.75Cr-1.31Ni-0.7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8Mn-1.5Si-0.0Cr-0.0Ni-0.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9Mn-1.37Si-0.76Cr-1.34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2Mn-1.51Si-0.76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7Mn-0.37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Mn-1.51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83Mn-0.34Si-0.92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1.48" calcext:value-type="float">
            <text:p>751.4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.2" calcext:value-type="float">
            <text:p>682.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.18" calcext:value-type="float">
            <text:p>645.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8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6" calcext:value-type="float">
            <text:p>602.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.74" calcext:value-type="float">
            <text:p>550.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7.78" calcext:value-type="float">
            <text:p>537.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45Mn-0.4Si-12.3Cr-0.1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2Mn-0.22Si-0.86Cr-4.1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5C-0.27Mn-0.01Si-0.0Cr-9.12Ni-0.0Mo-0.0V-4.0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68Mn-0.67Si-17.98Cr-2.95Ni-0.06Mo-0.0V-0.1Co-0.04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1.36Mn-0.21Si-0.26Cr-0.91Ni-0.37Mo-0.057V-0.0Co-0.048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25Mn-0.25Si-0.3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498Mn-0.226Si-0.33Cr-0.037Ni-0.195Mo-0.0V-0.0Co-0.054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48Mn-0.28Si-0.02Cr-0.08Ni-0.01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52Mn-0.32Si-0.77Cr-1.34Ni-0.25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64Mn-0.084Si-2.12Cr-0.76Ni-0.83Mo-0.32V-0.013Co-0.0Al-0.63W-0.0Cu-0.02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Mn-0.57Si-1.18Cr-0.23Ni-1.15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8Mn-0.27Si-0.49Cr-0.58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55Mn-0.26Si-0.39Cr-0.0Ni-0.0Mo-0.0V-0.0Co-0.005Al-0.0W-0.0Cu-0.11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5C-0.14Mn-0.01Si-0.0Cr-9.1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32Mn-0.41Si-2.36Cr-0.31Ni-0.22Mo-0.32V-0.0Co-0.013Al-8.59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5C-0.13Mn-0.15Si-0.0Cr-9.05Ni-0.0Mo-0.0V-4.0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5C-0.54Mn-0.22Si-1.03Cr-0.0Ni-0.63Mo-0.1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5C-0.42Mn-0.43Si-1.36Cr-3.43Ni-0.23Mo-0.0V-0.0Co-0.041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49Mn-0.3Si-1.16Cr-4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9Mn-0.2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34Mn-0.94Si-4.8Cr-0.0Ni-1.34Mo-1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58Mn-0.41Si-16.2Cr-0.53Ni-1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59Mn-0.28Si-0.05Cr-0.06Ni-0.0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62Mn-0.25Si-1.23Cr-0.0Ni-0.0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5C-0.46Mn-0.26Si-1.16Cr-4.12Ni-0.48Mo-0.0V-0.0Co-0.0Al-0.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53Mn-0.36Si-1.02Cr-3.14Ni-0.3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58Mn-0.43Si-0.79Cr-0.2Ni-0.42Mo-0.0V-0.0Co-0.025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39Mn-0.67Si-1.2Cr-0.0Ni-0.0Mo-0.0V-0.0Co-0.0Al-1.6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7C-1.09Mn-0.31Si-1.7Cr-0.75Ni-0.36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-1.91Mn-0.35Si-0.98Cr-0.0Ni-1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1.98Mn-0.4Si-0.46Cr-0.0Ni-0.0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5C-0.5Mn-0.24Si-4.9Cr-0.26Ni-1.03Mo-0.0V-0.0Co-0.02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1.07Mn-0.3Si-0.49Cr-0.0Ni-0.0Mo-0.0V-0.0Co-0.0Al-0.6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6C-0.3Mn-0.57Si-1.79Cr-0.71Ni-0.27Mo-0.0V-0.0Co-0.0Al-1.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9C-0.31Mn-0.29Si-4.54Cr-0.0Ni-5.1Mo-3.29V-12.27Co-0.0Al-7.9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0.43Mn-0.38Si-4.42Cr-0.0Ni-0.7Mo-4.55V-4.97Co-0.0Al-12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85C-0.8Mn-0.46Si-1.24Cr-0.4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2C-0.4Mn-0.48Si-12.44Cr-0.0Ni-0.8Mo-0.8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Mn-0.0Si-2.1Cr-10.15Ni-1.05Mo-0.0V-14.2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0Mn-0.0Si-0.06Cr-10.24Ni-3.96Mo-0.0V-14.1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02Cr-4.96Ni-4.03Mo-0.0V-15.99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02Cr-4.97Ni-4.03Mo-0.0V-16.02Co-0.0Al-0.0W-0.0Cu-0.029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71Cr-4.97Ni-2.82Mo-0.0V-16.08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1.4Cr-4.98Ni-1.52Mo-0.0V-16.06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3.0Cr-11.0Ni-1.0Mo-0.0V-13.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0Mn-0.0Si-0.02Cr-4.97Ni-4.03Mo-0.06V-16.01Co-0.0Al-0.0W-0.0Cu-0.013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Mn-0.0Si-0.0Cr-29.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3.15" calcext:value-type="float">
            <text:p>2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Mn-0.0Si-0.0Cr-31.3Ni-0.0Mo-0.0V-5.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C-0.0Mn-0.0Si-15.1Cr-11.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5.15" calcext:value-type="float">
            <text:p>21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0Mn-0.0Si-0.0Cr-25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7.15" calcext:value-type="float">
            <text:p>21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7C-0.0Mn-0.0Si-0.0Cr-9.25Ni-0.0Mo-0.0V-0.0Co-0.0Al-0.0W-0.0Cu-0.0Nb-0.0Ti-0.0B-0.00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7" calcext:value-type="float">
            <text:p>663.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odenow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3C-0.0Mn-0.0Si-0.0Cr-8.66Ni-0.0Mo-0.0V-0.0Co-0.0Al-0.0W-0.0Cu-0.0Nb-0.0Ti-0.0B-0.001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7" calcext:value-type="float">
            <text:p>663.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odenow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77Mn-0.3Si-0.68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00-32)/1.8+273.15" office:value-type="float" office:value="1144.26111111111" calcext:value-type="float">
            <text:p>1144.26111111111</text:p>
          </table:table-cell>
          <table:table-cell office:value-type="float" office:value="649.816666666667" calcext:value-type="float">
            <text:p>64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85Mn-0.1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3Mn-0.19Si-0.0Cr-1.84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8Mn-0.21Si-0.0Cr-3.4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450-32)/1.8+273.15" office:value-type="float" office:value="1060.92777777778" calcext:value-type="float">
            <text:p>1060.92777777778</text:p>
          </table:table-cell>
          <table:table-cell office:value-type="float" office:value="577.594444444444" calcext:value-type="float">
            <text:p>577.5944444444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77Mn-0.15Si-0.98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2Mn-0.21Si-0.49Cr-1.3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05.372222222222" calcext:value-type="float">
            <text:p>605.3722222222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08Mn-0.7Si-0.4Cr-0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75-32)/1.8+273.15" office:value-type="float" office:value="1130.37222222222" calcext:value-type="float">
            <text:p>1130.37222222222</text:p>
          </table:table-cell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91Mn-0.31Si-0.52Cr-0.61Ni-0.1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00-32)/1.8+273.15" office:value-type="float" office:value="1144.26111111111" calcext:value-type="float">
            <text:p>1144.26111111111</text:p>
          </table:table-cell>
          <table:table-cell office:value-type="float" office:value="638.705555555556" calcext:value-type="float">
            <text:p>638.70555555555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8Mn-0.16Si-0.9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05.372222222222" calcext:value-type="float">
            <text:p>605.3722222222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78Mn-0.24Si-0.8Cr-1.79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60.927777777778" calcext:value-type="float">
            <text:p>56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4Mn-0.23Si-0.92Cr-0.0Ni-0.0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3C-0.87Mn-0.2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47.038888888889" calcext:value-type="float">
            <text:p>5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9C-0.29Mn-0.1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25-32)/1.8+273.15" office:value-type="float" office:value="1158.15" calcext:value-type="float">
            <text:p>1158.15</text:p>
          </table:table-cell>
          <table:table-cell office:value-type="float" office:value="488.705555555556" calcext:value-type="float">
            <text:p>488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36Mn-0.33Si-1.41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416.483333333333" calcext:value-type="float">
            <text:p>416.48333333333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, this point really throws off the C-CR fitti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3.15" calcext:value-type="float">
            <text:p>7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3.15" calcext:value-type="float">
            <text:p>7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7.15" calcext:value-type="float">
            <text:p>7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0.15" calcext:value-type="float">
            <text:p>7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7.15" calcext:value-type="float">
            <text:p>7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4.15" calcext:value-type="float">
            <text:p>7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.15" calcext:value-type="float">
            <text:p>7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4.15" calcext:value-type="float">
            <text:p>7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8.15" calcext:value-type="float">
            <text:p>7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.15" calcext:value-type="float">
            <text:p>7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.15" calcext:value-type="float">
            <text:p>7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.15" calcext:value-type="float">
            <text:p>7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7.15" calcext:value-type="float">
            <text:p>76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4.15" calcext:value-type="float">
            <text:p>7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.15" calcext:value-type="float">
            <text:p>76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.15" calcext:value-type="float">
            <text:p>7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465:.E480])" office:value-type="float" office:value="756.025" calcext:value-type="float">
            <text:p>756.0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.15" calcext:value-type="float">
            <text:p>69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2.15" calcext:value-type="float">
            <text:p>69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.15" calcext:value-type="float">
            <text:p>6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5.15" calcext:value-type="float">
            <text:p>6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.15" calcext:value-type="float">
            <text:p>68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4.15" calcext:value-type="float">
            <text:p>6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.15" calcext:value-type="float">
            <text:p>6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.15" calcext:value-type="float">
            <text:p>68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482:.E489])" office:value-type="float" office:value="686.4" calcext:value-type="float">
            <text:p>686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7.15" calcext:value-type="float">
            <text:p>67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.15" calcext:value-type="float">
            <text:p>6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.15" calcext:value-type="float">
            <text:p>67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.15" calcext:value-type="float">
            <text:p>66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.15" calcext:value-type="float">
            <text:p>6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7.15" calcext:value-type="float">
            <text:p>66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.15" calcext:value-type="float">
            <text:p>6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0.15" calcext:value-type="float">
            <text:p>67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.15" calcext:value-type="float">
            <text:p>66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6.15" calcext:value-type="float">
            <text:p>6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.15" calcext:value-type="float">
            <text:p>66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.15" calcext:value-type="float">
            <text:p>67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4.15" calcext:value-type="float">
            <text:p>67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.15" calcext:value-type="float">
            <text:p>6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7.15" calcext:value-type="float">
            <text:p>67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491:.E509])" office:value-type="float" office:value="671.36052631579" calcext:value-type="float">
            <text:p>671.3605263157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.15" calcext:value-type="float">
            <text:p>58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15" calcext:value-type="float">
            <text:p>58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.15" calcext:value-type="float">
            <text:p>5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5.15" calcext:value-type="float">
            <text:p>57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11:.E515])" office:value-type="float" office:value="577.95" calcext:value-type="float">
            <text:p>577.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.15" calcext:value-type="float">
            <text:p>59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.15" calcext:value-type="float">
            <text:p>60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15" calcext:value-type="float">
            <text:p>60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0.15" calcext:value-type="float">
            <text:p>6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15" calcext:value-type="float">
            <text:p>60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.15" calcext:value-type="float">
            <text:p>59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517:.E530])" office:value-type="float" office:value="599.007142857143" calcext:value-type="float">
            <text:p>599.00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8.15" calcext:value-type="float">
            <text:p>4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9.15" calcext:value-type="float">
            <text:p>4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.15" calcext:value-type="float">
            <text:p>49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9.15" calcext:value-type="float">
            <text:p>4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5.15" calcext:value-type="float">
            <text:p>49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2.15" calcext:value-type="float">
            <text:p>49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6.15" calcext:value-type="float">
            <text:p>49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7.15" calcext:value-type="float">
            <text:p>49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1.15" calcext:value-type="float">
            <text:p>4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9.15" calcext:value-type="float">
            <text:p>4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.15" calcext:value-type="float">
            <text:p>4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32:.E544])" office:value-type="float" office:value="494.303846153846" calcext:value-type="float">
            <text:p>494.3038461538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15" calcext:value-type="float">
            <text:p>4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.15" calcext:value-type="float">
            <text:p>47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9.15" calcext:value-type="float">
            <text:p>47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.15" calcext:value-type="float">
            <text:p>47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5.15" calcext:value-type="float">
            <text:p>4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15" calcext:value-type="float">
            <text:p>4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5.15" calcext:value-type="float">
            <text:p>4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2.15" calcext:value-type="float">
            <text:p>4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1.15" calcext:value-type="float">
            <text:p>48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.15" calcext:value-type="float">
            <text:p>4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7.15" calcext:value-type="float">
            <text:p>47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46:.E563])" office:value-type="float" office:value="477.65" calcext:value-type="float">
            <text:p>477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3622097397148Ni-0.0Mo-0.0V-0.0Co-0.0Al-4.456034762979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0182728762Ni-0.0Mo-0.0V-0.0Co-0.0Al-0.0W-0.0Cu-1.93012672868257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39.15" calcext:value-type="float">
            <text:p>5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360554013064Ni-0.0Mo-0.0V-0.0Co-0.0Al-0.0W-0.0Cu-1.47482485143105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49.15" calcext:value-type="float">
            <text:p>54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466127345646Ni-3.8515466177614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.15" calcext:value-type="float">
            <text:p>49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728676855216Ni-0.0Mo-0.0V-0.0Co-0.0Al-0.0W-0.0Cu-0.985148374874528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64.15" calcext:value-type="float">
            <text:p>5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226307453193Ni-0.0Mo-0.0V-0.0Co-0.0Al-0.0W-0.0Cu-0.0Nb-2.52463644003727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613161651954Ni-0.0Mo-0.0V-0.0Co-0.0Al-2.9700182436741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.15" calcext:value-type="float">
            <text:p>51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664518147921Ni-4.88451814548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115545714346Ni-0.0Mo-0.0V-0.0Co-0.0Al-0.0W-0.0Cu-0.509936250930964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64.15" calcext:value-type="float">
            <text:p>5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240907898313Ni-0.0Mo-0.0V-0.0Co-0.0Al-0.0W-0.0Cu-0.0Nb-2.45599938547285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.15" calcext:value-type="float">
            <text:p>5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320811915559Ni-1.5220376047958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6.15" calcext:value-type="float">
            <text:p>53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35186252203Ni-0.0Mo-0.0V-0.0Co-0.43763317310716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.15" calcext:value-type="float">
            <text:p>58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0168938012859Ni-0.0Mo-0.0V-0.0Co-0.0Al-0.0W-1.575317046499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.15" calcext:value-type="float">
            <text:p>55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039737095141Ni-0.0Mo-0.0V-0.0Co-0.0Al-0.0W-0.5858206097668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5.15" calcext:value-type="float">
            <text:p>5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246299918499Ni-0.0Mo-0.0V-0.0Co-0.0Al-0.0W-1.4965435097430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.15" calcext:value-type="float">
            <text:p>5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516585894412Ni-0.0Mo-0.0V-0.0Co-0.0Al-1.5801507680531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39.15" calcext:value-type="float">
            <text:p>5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677757216106Ni-0.0Mo-0.44294598064667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.15" calcext:value-type="float">
            <text:p>57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3778718199739Ni-0.0Mo-0.8138239661448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9.15" calcext:value-type="float">
            <text:p>5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3860069567954Ni-0.0Mo-0.0V-0.0Co-0.0Al-0.0W-0.0Cu-0.0Nb-0.722592856276486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.15" calcext:value-type="float">
            <text:p>55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4548563833133Ni-0.0Mo-0.0V-1.07595963497932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.15" calcext:value-type="float">
            <text:p>58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5119227211212Ni-0.0Mo-0.0V-0.0Co-0.0Al-0.0W-0.0Cu-0.0Nb-1.42126234452418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2.15" calcext:value-type="float">
            <text:p>5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602369854123Ni-0.0Mo-1.7737876726283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0.15" calcext:value-type="float">
            <text:p>54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6506515406413Ni-0.0Mo-0.0V-2.0774977318969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.15" calcext:value-type="float">
            <text:p>5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795494619291Ni-2.224716443551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7Ni-0.0Mo-0.0V-0.0Co-0.0Al-1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2.15" calcext:value-type="float">
            <text:p>4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8258533707898Ni-0.0Mo-2.662689038643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0418843048525Ni-0.0Mo-0.0V-0.0Co-1.260770776171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0552799995184Ni-0.0Mo-0.0V-2.76496492370539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1473032646323Ni-0.0Mo-0.0V-3.7956740344959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.15" calcext:value-type="float">
            <text:p>60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3574605514675Ni-0.0Mo-0.0V-0.0Co-1.7595734928754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.15" calcext:value-type="float">
            <text:p>60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7324133921005Ni-0.0Mo-0.0V-0.0Co-0.0Al-0.0W-2.8959497080894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2.15" calcext:value-type="float">
            <text:p>51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9793311943638Ni-0.0Mo-0.0V-0.0Co-0.78118607608687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.15" calcext:value-type="float">
            <text:p>5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9.7114928333686Ni-0.0Mo-0.0V-0.0Co-0.92819938848153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9.15" calcext:value-type="float">
            <text:p>27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4804923651723Ni-0.0Mo-0.0V-3.848984864424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93.15" calcext:value-type="float">
            <text:p>2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507341274301Ni-0.0Mo-0.0V-0.0Co-1.4798088652809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0.15" calcext:value-type="float">
            <text:p>22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5649653651315Ni-0.0Mo-0.78237682165634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150461864098Ni-0.0Mo-0.0V-1.9210505077844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50.15" calcext:value-type="float">
            <text:p>2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469641490737Ni-0.0Mo-0.0V-0.0Co-0.0Al-2.7971656538864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582757466113Ni-0.0Mo-0.0V-0.0Co-0.3487152745643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664134641958Ni-0.0Mo-0.0V-0.0Co-0.0Al-0.0W-2.179950663603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1.15" calcext:value-type="float">
            <text:p>22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736113894301Ni-1.362786743640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9.15" calcext:value-type="float">
            <text:p>1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011350681758Ni-0.0Mo-1.8632685279396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69.15" calcext:value-type="float">
            <text:p>16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061716342748Ni-0.0Mo-0.0V-0.0Co-0.0Al-0.0W-0.0Cu-1.98323718747054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1.15" calcext:value-type="float">
            <text:p>1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198517522717Ni-0.0Mo-0.0V-0.0Co-0.0Al-1.5395053021682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1.15" calcext:value-type="float">
            <text:p>21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359544954541Ni-0.0Mo-0.0V-0.0Co-0.0Al-0.0W-3.0374319522884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891954523193Ni-0.0Mo-0.0V-0.0Co-0.0Al-0.0W-0.0Cu-0.0Nb-0.803180684879031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37.15" calcext:value-type="float">
            <text:p>2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212654635764Ni-0.0Mo-2.467666066980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640703319458Ni-0.0Mo-0.4763844288344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9.15" calcext:value-type="float">
            <text:p>21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910482039555Ni-0.0Mo-0.0V-0.0Co-0.0Al-0.0W-0.0Cu-0.490607989202506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997828765136Ni-0.0Mo-0.0V-3.20603462439996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5.15" calcext:value-type="float">
            <text:p>2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112443961386Ni-2.6434387785897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3.15" calcext:value-type="float">
            <text:p>15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235881113424Ni-0.0Mo-0.0V-0.0Co-0.0Al-0.0W-0.75023447855897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300524639464Ni-0.0Mo-0.0V-0.0Co-0.0Al-0.0W-0.0Cu-0.995506728805616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5.15" calcext:value-type="float">
            <text:p>20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687965873226Ni-0.0Mo-0.0V-0.0Co-0.0Al-0.0W-0.0Cu-0.0Nb-2.30526823150922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67.15" calcext:value-type="float">
            <text:p>16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863769774861Ni-0.0Mo-0.0V-0.0Co-0.0Al-0.0W-0.0Cu-0.0Nb-0.667690602641383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006738797824Ni-0.0Mo-0.0V-0.0Co-1.078299004160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1.15" calcext:value-type="float">
            <text:p>21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363409317491Ni-0.0Mo-0.0V-1.06981980791082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32.15" calcext:value-type="float">
            <text:p>23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803483677907Ni-0.0Mo-0.0V-0.0Co-0.0Al-0.0W-0.0Cu-1.4172809110917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1.15" calcext:value-type="float">
            <text:p>2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2306738472902Ni-0.0Mo-0.0V-0.0Co-0.0Al-0.0W-0.0Cu-0.0Nb-1.48099034052568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5169408982419Ni-0.0Mo-0.0V-0.0Co-0.0Al-0.0W-1.163667761339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6.15" calcext:value-type="float">
            <text:p>21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530963660222431Cr-30.965486568022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8.15" calcext:value-type="float">
            <text:p>21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534149107483706Cr-18.753266870320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.15" calcext:value-type="float">
            <text:p>55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747514487839116Cr-29.848873337793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40443387146277Cr-18.76877963935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43205588850203Cr-31.09410288427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83103600699782Cr-18.776383794531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3.02190252100123Cr-18.797610912301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1.15" calcext:value-type="float">
            <text:p>48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427853033932752Si-0.0Cr-30.77354704037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0.15" calcext:value-type="float">
            <text:p>2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440193820074027Si-0.0Cr-19.861157310710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909889896357032Si-0.0Cr-30.610805382870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8.15" calcext:value-type="float">
            <text:p>1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96045858348395Si-0.0Cr-19.650633813570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0.15" calcext:value-type="float">
            <text:p>54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4704019565742Si-0.0Cr-20.062560768157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5.15" calcext:value-type="float">
            <text:p>5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48828170344231Si-0.0Cr-30.680749470849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2.15" calcext:value-type="float">
            <text:p>22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92824444683008Si-0.0Cr-31.539848001395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97048665956203Si-0.0Cr-19.739875030736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1.15" calcext:value-type="float">
            <text:p>53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380189727921769Mn-0.0Si-0.0Cr-18.744926043848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387750363295412Mn-0.0Si-0.0Cr-30.237823516417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552365592723586Mn-0.0Si-0.0Cr-30.952690509095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6.15" calcext:value-type="float">
            <text:p>20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779888694807863Mn-0.0Si-0.0Cr-18.849362525453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2.15" calcext:value-type="float">
            <text:p>53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939862589288119Mn-0.0Si-0.0Cr-31.36250270340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1.71619412923254Mn-0.0Si-0.0Cr-18.64585186587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5.15" calcext:value-type="float">
            <text:p>4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3.13178467529959Mn-0.0Si-0.0Cr-18.030526968897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2.15" calcext:value-type="float">
            <text:p>4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25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74.15" calcext:value-type="float">
            <text:p>6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25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40.15" calcext:value-type="float">
            <text:p>64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41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41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45.15" calcext:value-type="float">
            <text:p>64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59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84.15" calcext:value-type="float">
            <text:p>5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59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2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33.15" calcext:value-type="float">
            <text:p>4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2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60.15" calcext:value-type="float">
            <text:p>46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46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46.15" calcext:value-type="float">
            <text:p>44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46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96.15" calcext:value-type="float">
            <text:p>3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6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65.15" calcext:value-type="float">
            <text:p>46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6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257.15" calcext:value-type="float">
            <text:p>25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10.13Mn-0.0Si-12.23Cr-0.0Ni-0.0Mo-0.0V-0.0Co-0.0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382.15" calcext:value-type="float">
            <text:p>38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10.13Mn-0.0Si-12.23Cr-0.0Ni-0.0Mo-0.0V-0.0Co-0.0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84.15" calcext:value-type="float">
            <text:p>38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01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44.15" calcext:value-type="float">
            <text:p>644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25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25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45.15" calcext:value-type="float">
            <text:p>54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38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24.15" calcext:value-type="float">
            <text:p>524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38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89.15" calcext:value-type="float">
            <text:p>48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01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822.15" calcext:value-type="float">
            <text:p>822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738.15" calcext:value-type="float">
            <text:p>7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731.15" calcext:value-type="float">
            <text:p>73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9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20.15" calcext:value-type="float">
            <text:p>62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9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0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17.15" calcext:value-type="float">
            <text:p>41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31.15" calcext:value-type="float">
            <text:p>33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323.15" calcext:value-type="float">
            <text:p>3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Mn-0.0Si-2.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scover196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6C-0.0Mn-0.0Si-9.6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8.15" calcext:value-type="float">
            <text:p>7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scover196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63Mn-0.49Si-0.44Cr-0.0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50-32)/1.8+273.15" office:value-type="float" office:value="1172.03888888889" calcext:value-type="float">
            <text:p>1172.03888888889</text:p>
          </table:table-cell>
          <table:table-cell office:value-type="float" office:value="619.261111111111" calcext:value-type="float">
            <text:p>61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6Mn-0.3Si-1.06Cr-0.11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8Mn-0.18Si-0.81Cr-1.74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49.816666666667" calcext:value-type="float">
            <text:p>54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23Si-0.27Cr-0.23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4.87Mn-0.2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460.927777777778" calcext:value-type="float">
            <text:p>4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36Mn-0.31Si-0.0Cr-1.1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7Si-0.0Cr-0.0Ni-0.0Mo-0.0V-0.0Co-0.0Al-3.4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25-32)/1.8+273.15" office:value-type="float" office:value="1547.03888888889" calcext:value-type="float">
            <text:p>1547.03888888889</text:p>
          </table:table-cell>
          <table:table-cell office:value-type="float" office:value="588.705555555556" calcext:value-type="float">
            <text:p>588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7Si-0.0Cr-0.0Ni-5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60.93" calcext:value-type="float">
            <text:p>560.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8Si-0.0Cr-3.36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55.372222222222" calcext:value-type="float">
            <text:p>5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yson1944</text:p>
          </table:table-cell>
          <table:table-cell table:number-columns-repeated="6"/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8Si-0.0Cr-3.3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52.594444444444" calcext:value-type="float">
            <text:p>55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5Mn-0.3Si-0.0Cr-4.8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30.372222222222" calcext:value-type="float">
            <text:p>530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7Mn-0.27Si-0.0Cr-0.0Ni-0.0Mo-0.0V-0.0Co-0.0Al-4.7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25-32)/1.8+273.15" office:value-type="float" office:value="1547.03888888889" calcext:value-type="float">
            <text:p>1547.03888888889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Mn-0.28Si-0.99Cr-3.3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100-32)/1.8+273.15" office:value-type="float" office:value="1422.03888888889" calcext:value-type="float">
            <text:p>1422.03888888889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4Mn-1.0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2Mn-0.3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2Mn-0.3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85.927777777778" calcext:value-type="float">
            <text:p>58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33Mn-0.2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02.594444444444" calcext:value-type="float">
            <text:p>5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33Mn-0.31Si-0.0Cr-0.0Ni-3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77.594444444444" calcext:value-type="float">
            <text:p>57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1.01Mn-0.2Si-0.56Cr-0.54Ni-0.3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52.594444444444" calcext:value-type="float">
            <text:p>55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3Mn-0.22Si-0.29Cr-0.23Ni-0.3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88.705555555556" calcext:value-type="float">
            <text:p>588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35Mn-0.31Si-3.16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30.372222222222" calcext:value-type="float">
            <text:p>530.372222222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85Mn-0.21Si-0.5Cr-0.53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55.372222222222" calcext:value-type="float">
            <text:p>5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38Mn-0.32Si-0.0Cr-0.0Ni-0.0Mo-0.0V-0.0Co-0.0Al-1.0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602.594444444444" calcext:value-type="float">
            <text:p>6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3Mn-0.31Si-4.6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485.927777777778" calcext:value-type="float">
            <text:p>4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32Mn-0.27Si-0.98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85.927777777778" calcext:value-type="float">
            <text:p>5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34Mn-0.32Si-0.0Cr-0.0Ni-1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602.594444444444" calcext:value-type="float">
            <text:p>6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C-0.59Mn-0.24Si-0.94Cr-0.16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75-32)/1.8+273.15" office:value-type="float" office:value="1130.37222222222" calcext:value-type="float">
            <text:p>1130.37222222222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85Mn-0.29Si-0.24Cr-0.19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02.594444444444" calcext:value-type="float">
            <text:p>5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8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.9" calcext:value-type="float">
            <text:p>483.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7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.3" calcext:value-type="float">
            <text:p>47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8" calcext:value-type="float">
            <text:p>573.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55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.8" calcext:value-type="float">
            <text:p>566.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99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8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.7" calcext:value-type="float">
            <text:p>557.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.3" calcext:value-type="float">
            <text:p>628.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5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.8" calcext:value-type="float">
            <text:p>438.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.4" calcext:value-type="float">
            <text:p>524.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4" calcext:value-type="float">
            <text:p>580.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31Mn-0.022Si-1.46Cr-0.28Ni-0.0Mo-0.0V-0.0Co-0.0Al-0.0W-0.0Cu-0.0Nb-0.0Ti-0.0B-0.0N-0.011P-0.02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27.594444444444" calcext:value-type="float">
            <text:p>6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7Mn-0.023Si-0.23Cr-1.76Ni-0.23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585.927777777778" calcext:value-type="float">
            <text:p>58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32Mn-0.003Si-1.48Cr-0.28Ni-0.0Mo-0.0V-0.0Co-0.0Al-0.0W-0.0Cu-0.0Nb-0.0Ti-0.0B-0.0N-0.01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59.261111111111" calcext:value-type="float">
            <text:p>55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5Mn-0.024Si-0.23Cr-1.74Ni-0.23Mo-0.0V-0.0Co-0.0Al-0.0W-0.0Cu-0.0Nb-0.0Ti-0.0B-0.0N-0.01P-0.024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519.261111111111" calcext:value-type="float">
            <text:p>51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0.33Mn-0.02Si-1.42Cr-0.27Ni-0.0Mo-0.0V-0.0Co-0.0Al-0.0W-0.0Cu-0.0Nb-0.0Ti-0.0B-0.0N-0.01P-0.0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950-32)/1.8+273.15" office:value-type="float" office:value="1338.70555555556" calcext:value-type="float">
            <text:p>1338.70555555556</text:p>
          </table:table-cell>
          <table:table-cell office:value-type="float" office:value="481.483333333333" calcext:value-type="float">
            <text:p>481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9C-0.5Mn-0.023Si-0.22Cr-1.76Ni-0.23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49Mn-0.023Si-0.23Cr-1.75Ni-0.24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50-32)/1.8+273.15" office:value-type="float" office:value="1172.03888888889" calcext:value-type="float">
            <text:p>1172.03888888889</text:p>
          </table:table-cell>
          <table:table-cell office:value-type="float" office:value="368.15" calcext:value-type="float">
            <text:p>3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34Mn-0.022Si-1.44Cr-0.35Ni-0.0Mo-0.0V-0.0Co-0.0Al-0.0W-0.0Cu-0.0Nb-0.0Ti-0.0B-0.0N-0.011P-0.02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950-32)/1.8+273.15" office:value-type="float" office:value="1338.70555555556" calcext:value-type="float">
            <text:p>1338.70555555556</text:p>
          </table:table-cell>
          <table:table-cell office:value-type="float" office:value="402.594444444444" calcext:value-type="float">
            <text:p>4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5.9" calcext:value-type="float">
            <text:p>575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1" calcext:value-type="float">
            <text:p>580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6" calcext:value-type="float">
            <text:p>583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.9" calcext:value-type="float">
            <text:p>589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.4" calcext:value-type="float">
            <text:p>592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.1" calcext:value-type="float">
            <text:p>595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.2" calcext:value-type="float">
            <text:p>550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2.3" calcext:value-type="float">
            <text:p>562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.6" calcext:value-type="float">
            <text:p>564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.2" calcext:value-type="float">
            <text:p>566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.4" calcext:value-type="float">
            <text:p>568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.8" calcext:value-type="float">
            <text:p>569.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1.2" calcext:value-type="float">
            <text:p>571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2" calcext:value-type="float">
            <text:p>573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6.8" calcext:value-type="float">
            <text:p>576.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.5" calcext:value-type="float">
            <text:p>534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7.9" calcext:value-type="float">
            <text:p>537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1.45" calcext:value-type="float">
            <text:p>541.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3" calcext:value-type="float">
            <text:p>544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9.3" calcext:value-type="float">
            <text:p>549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1" calcext:value-type="float">
            <text:p>563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17" calcext:value-type="float">
            <text:p>573.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.4" calcext:value-type="float">
            <text:p>577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4" calcext:value-type="float">
            <text:p>580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4" calcext:value-type="float">
            <text:p>583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.4" calcext:value-type="float">
            <text:p>585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.4" calcext:value-type="float">
            <text:p>587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.1" calcext:value-type="float">
            <text:p>592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5Mn-0.28Si-1.11Cr-4.11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5" calcext:value-type="float">
            <text:p>66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1Mn-0.25Si-0.9Cr-3.02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93Mn-0.26Si-1.11Cr-1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.5" calcext:value-type="float">
            <text:p>67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0.9Mn-0.21Si-1.08Cr-1.87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.5" calcext:value-type="float">
            <text:p>6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.5" calcext:value-type="float">
            <text:p>6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52Mn-0.15Si-1.14Cr-3.33Ni-0.65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55Mn-0.21Si-3.34Cr-0.25Ni-0.5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.5" calcext:value-type="float">
            <text:p>63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1.67Mn-0.26Si-0.12Cr-0.21Ni-0.0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.5" calcext:value-type="float">
            <text:p>65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3Mn-0.11Si-0.5Cr-1.7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5" calcext:value-type="float">
            <text:p>66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1Mn-0.15Si-0.8Cr-1.13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2Mn-0.2Si-0.64Cr-2.63Ni-0.5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1Mn-0.19Si-1.37Cr-3.02Ni-0.4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.5" calcext:value-type="float">
            <text:p>5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6Mn-0.27Si-0.74Cr-2.37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.5" calcext:value-type="float">
            <text:p>60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61Mn-0.28Si-1.52Cr-3.22Ni-0.22Mo-0.0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1Mn-0.17Si-1.44Cr-4.1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.5" calcext:value-type="float">
            <text:p>568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2Mn-0.21Si-0.1Cr-0.89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3.5" calcext:value-type="float">
            <text:p>64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5" calcext:value-type="float">
            <text:p>5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48Mn-0.18Si-0.16Cr-0.26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1.06Mn-0.2Si-0.08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.5" calcext:value-type="float">
            <text:p>61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13Si-0.55Cr-1.2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.5" calcext:value-type="float">
            <text:p>61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52Mn-0.22Si-1.58Cr-1.52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5" calcext:value-type="float">
            <text:p>59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56Mn-0.16Si-1.22Cr-1.4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52Mn-0.12Si-2.9Cr-1.51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9Mn-0.28Si-0.63Cr-1.24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.5" calcext:value-type="float">
            <text:p>5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6Mn-0.12Si-1.21Cr-3.0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6Mn-0.15Si-0.74Cr-2.42Ni-0.4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.5" calcext:value-type="float">
            <text:p>578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7Mn-0.12Si-1.22Cr-4.95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.5" calcext:value-type="float">
            <text:p>533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9Mn-0.2Si-0.95Cr-1.58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9Mn-0.25Si-0.0Cr-0.0Ni-0.4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2Mn-0.26Si-1.22Cr-1.6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5" calcext:value-type="float">
            <text:p>5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2Mn-0.23Si-1.11Cr-1.4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9Mn-0.16Si-0.88Cr-0.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48Mn-0.13Si-0.17Cr-1.75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67Mn-0.23Si-1.01Cr-0.2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7Mn-0.31Si-0.72Cr-2.53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58Mn-0.23Si-1.26Cr-1.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6Mn-0.25Si-0.98Cr-0.18Ni-0.0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52Mn-0.17Si-1.28Cr-1.5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.5" calcext:value-type="float">
            <text:p>533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2Mn-0.26Si-0.28Cr-3.45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0.27Si-1.23Cr-1.75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.5" calcext:value-type="float">
            <text:p>54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4Mn-0.21Si-0.53Cr-1.03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8Mn-0.24Si-0.53Cr-0.74Ni-0.1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15Ni-0.0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1.19Mn-0.3Si-0.02Cr-0.02Ni-0.33Mo-0.09V-0.0Co-0.05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.82Mn-0.39Si-0.0Cr-0.0Ni-0.0Mo-0.06V-0.0Co-0.011Al-0.0W-0.0Cu-0.0Nb-0.0Ti-0.0B-0.01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21Mn-0.25Si-0.0Cr-0.0Ni-0.25Mo-0.08V-0.0Co-0.03Al-0.0W-0.0Cu-0.0Nb-0.0Ti-0.0B-0.00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46Mn-0.14Si-0.2Cr-0.02Ni-0.25Mo-0.03V-0.0Co-0.035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96Mn-0.32Si-0.0Cr-0.0Ni-0.18Mo-0.22V-0.0Co-0.02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97Mn-0.37Si-0.0Cr-0.0Ni-0.0Mo-0.45V-0.0Co-0.029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2.0Mn-0.37Si-0.0Cr-0.0Ni-0.0Mo-0.0V-0.0Co-0.029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.35Mn-0.29Si-0.0Cr-0.0Ni-0.0Mo-0.08V-0.0Co-0.036Al-0.0W-0.0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.9Mn-0.24Si-0.0Cr-0.0Ni-0.08Mo-0.43V-0.0Co-0.06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05Mn-0.0Si-0.2Cr-2.0Ni-0.75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59Mn-0.57Si-2.0Cr-0.0Ni-0.56Mo-0.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52Mn-0.26Si-0.56Cr-4.92Ni-0.53Mo-0.08V-0.0Co-0.04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85Mn-0.31Si-0.51Cr-1.3Ni-0.48Mo-0.03V-0.0Co-0.077Al-0.0W-0.2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23Mn-0.31Si-0.0Cr-0.0Ni-0.0Mo-0.08V-0.0Co-0.0Al-0.0W-0.0Cu-0.0Nb-0.0Ti-0.0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23Mn-0.31Si-0.0Cr-0.0Ni-0.0Mo-0.08V-0.0Co-0.0Al-0.0W-0.0Cu-0.0Nb-0.0Ti-0.0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6Mn-0.3Si-0.0Cr-0.0Ni-0.0Mo-0.09V-0.0Co-0.02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47Mn-0.31Si-2.16Cr-0.16Ni-0.88Mo-0.17V-0.0Co-0.01Al-0.0W-0.0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5Mn-0.68Si-2.05Cr-0.0Ni-0.5Mo-0.3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7Mn-0.29Si-0.47Cr-1.86Ni-0.18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65Mn-0.26Si-1.16Cr-0.01Ni-1.02Mo-0.26V-0.0Co-0.01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75Mn-0.06Si-0.57Cr-2.62Ni-0.48Mo-0.05V-0.0Co-0.062Al-0.0W-0.2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83Mn-0.3Si-0.53Cr-1.11Ni-0.49Mo-0.03V-0.0Co-0.031Al-0.0W-0.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3Mn-0.32Si-0.95Cr-0.07Ni-0.8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Mn-0.29Si-0.98Cr-0.01Ni-0.31Mo-0.2V-0.0Co-0.01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1.16Mn-0.31Si-0.23Cr-0.01Ni-0.27Mo-0.05V-0.0Co-0.0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Mn-0.3Si-0.38Cr-0.03Ni-0.55Mo-0.27V-0.0Co-0.0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1.52Mn-0.48Si-0.0Cr-0.0Ni-0.0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1.53Mn-0.36Si-0.06Cr-0.03Ni-0.01Mo-0.04V-0.0Co-0.057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77Mn-0.2Si-1.27Cr-4.25Ni-0.45Mo-0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92Mn-0.0Si-0.5Cr-0.88Ni-0.46Mo-0.06V-0.0Co-0.0Al-0.0W-0.3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39Mn-0.4Si-0.0Cr-0.0Ni-0.27Mo-0.05V-0.0Co-0.018Al-0.0W-0.0Cu-0.0Nb-0.0Ti-0.0B-0.00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3Mn-0.27Si-0.15Cr-0.15Ni-0.04Mo-0.13V-0.0Co-0.02Al-0.0W-0.19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3Mn-0.04Si-0.0Cr-0.0Ni-0.0Mo-0.0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3Mn-0.04Si-0.0Cr-0.0Ni-0.0Mo-0.13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2Mn-0.44Si-0.0Cr-0.0Ni-0.0Mo-0.03V-0.0Co-0.04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Mn-0.04Si-0.0Cr-0.0Ni-0.0Mo-0.11V-0.0Co-0.04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79Mn-0.27Si-0.08Cr-0.45Ni-0.47Mo-0.0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84Mn-0.54Si-0.89Cr-0.05Ni-0.4Mo-0.01V-0.0Co-0.031Al-0.0W-0.07Cu-0.0Nb-0.0Ti-0.0B-0.00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54Mn-0.44Si-0.01Cr-0.02Ni-0.47Mo-0.14V-0.0Co-0.01Al-0.0W-0.01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54Mn-0.44Si-0.01Cr-0.02Ni-0.47Mo-0.14V-0.0Co-0.01Al-0.0W-0.01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75Mn-0.2Si-0.0Cr-0.0Ni-0.0Mo-0.0V-0.0Co-0.02Al-0.0W-0.0Cu-0.0Nb-0.0Ti-0.0B-0.03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75Mn-0.2Si-0.0Cr-0.0Ni-0.0Mo-0.1V-0.0Co-0.02Al-0.0W-0.0Cu-0.0Nb-0.0Ti-0.0B-0.03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53Mn-0.26Si-1.0Cr-0.0Ni-0.9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44Mn-0.37Si-0.1Cr-0.08Ni-0.01Mo-0.17V-0.0Co-0.03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55Mn-0.32Si-0.0Cr-0.57Ni-0.0Mo-0.13V-0.0Co-0.01Al-0.0W-0.0Cu-0.0Nb-0.0Ti-0.0B-0.01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76Mn-0.22Si-0.68Cr-0.85Ni-0.48Mo-0.07V-0.0Co-0.0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48Mn-0.36Si-0.0Cr-0.0Ni-0.0Mo-0.02V-0.0Co-0.04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53Mn-0.35Si-0.0Cr-0.0Ni-0.01Mo-0.07V-0.0Co-0.045Al-0.0W-0.0Cu-0.0Nb-0.0Ti-0.0B-0.00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5Mn-0.37Si-0.0Cr-0.0Ni-0.0Mo-0.02V-0.0Co-0.044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2.0Mn-1.09Si-1.8Cr-0.0Ni-0.65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52Mn-0.4Si-0.0Cr-0.07Ni-0.0Mo-0.13V-0.0Co-0.04Al-0.0W-0.0Cu-0.0Nb-0.0Ti-0.0B-0.01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52Mn-0.4Si-0.0Cr-0.07Ni-0.0Mo-0.13V-0.0Co-0.04Al-0.0W-0.0Cu-0.0Nb-0.0Ti-0.0B-0.01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52Mn-0.0Si-0.0Cr-5.35Ni-0.27Mo-0.0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45Mn-0.3Si-0.98Cr-0.01Ni-0.45Mo-0.03V-0.0Co-0.044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22Mn-0.22Si-1.7Cr-3.6Ni-0.53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53Mn-0.3Si-1.55Cr-0.3Ni-0.29Mo-0.21V-0.0Co-0.0Al-0.0W-0.1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35Mn-0.13Si-1.75Cr-3.5Ni-0.49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35Mn-0.13Si-1.75Cr-3.5Ni-0.49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74Mn-0.25Si-0.37Cr-0.67Ni-0.52Mo-0.0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76Mn-0.32Si-1.08Cr-0.72Ni-1.25Mo-0.3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77Mn-1.39Si-1.64Cr-0.2Ni-0.56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36Mn-0.5Si-0.58Cr-0.68Ni-0.34Mo-0.0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45Mn-0.3Si-0.11Cr-0.1Ni-0.02Mo-0.08V-0.0Co-0.01Al-0.0W-0.14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46Mn-0.34Si-0.12Cr-0.1Ni-0.02Mo-0.14V-0.0Co-0.03Al-0.0W-0.19Cu-0.0Nb-0.0Ti-0.0B-0.01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Mn-0.4Si-1.43Cr-3.3Ni-0.33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6Mn-1.54Si-1.01Cr-0.51Ni-0.49Mo-0.07V-0.0Co-0.037Al-0.0W-0.0Cu-0.0Nb-0.0Ti-0.0B-0.02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39Mn-0.16Si-1.09Cr-3.6Ni-0.72Mo-0.12V-0.0Co-0.009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6Mn-1.62Si-0.81Cr-1.8Ni-0.4Mo-0.07V-0.0Co-0.04Al-0.0W-0.0Cu-0.0Nb-0.0Ti-0.0B-0.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9Mn-0.24Si-1.13Cr-0.15Ni-1.1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9Mn-0.24Si-1.13Cr-0.15Ni-1.1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2.16Mn-0.32Si-0.0Cr-2.02Ni-0.64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26Mn-0.13Si-0.61Cr-5.1Ni-0.53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62Mn-0.27Si-1.22Cr-2.8Ni-0.5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71Mn-0.0Si-0.0Cr-2.52Ni-0.42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98Mn-1.37Si-0.95Cr-1.82Ni-0.42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21Cr-0.21Ni-0.58Mo-0.06V-0.0Co-0.037Al-0.0W-0.0Cu-0.0Nb-0.0Ti-0.0B-0.02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5Cr-0.23Ni-0.58Mo-0.07V-0.0Co-0.039Al-0.0W-0.0Cu-0.0Nb-0.0Ti-0.0B-0.02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1Mn-0.28Si-0.0Cr-0.0Ni-1.29Mo-0.21V-0.0Co-0.0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62Mn-0.47Si-0.1Cr-0.1Ni-0.01Mo-0.11V-0.0Co-0.02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3Mn-0.35Si-0.87Cr-1.7Ni-1.1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8Mn-0.29Si-0.99Cr-0.14Ni-0.08Mo-0.06V-0.0Co-0.022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7Mn-0.18Si-1.54Cr-0.01Ni-0.63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63Mn-0.3Si-0.02Cr-0.01Ni-0.12Mo-0.07V-0.0Co-0.02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5Mn-0.26Si-0.94Cr-0.19Ni-0.03Mo-0.0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6Mn-0.28Si-0.99Cr-0.14Ni-0.03Mo-0.12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7Mn-0.39Si-0.96Cr-0.14Ni-0.08Mo-0.05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1.4Si-0.78Cr-1.71Ni-0.31Mo-0.0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91Mn-0.34Si-0.0Cr-0.0Ni-0.67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83Mn-1.55Si-0.91Cr-3.02Ni-0.4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1.04Mn-0.35Si-1.22Cr-0.05Ni-0.05Mo-0.13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1.34Mn-1.45Si-0.0Cr-0.0Ni-0.0Mo-0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78Mn-0.26Si-1.04Cr-0.5Ni-0.96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27Si-0.96Cr-0.13Ni-0.07Mo-0.06V-0.0Co-0.0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0Ni-0.0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1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1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5Mn-0.87Si-0.1Cr-0.1Ni-0.55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Mn-1.0Si-0.4Cr-2.75Ni-0.45Mo-0.1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67Mn-0.31Si-0.76Cr-1.53Ni-0.24Mo-0.14V-0.0Co-0.01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08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73Mn-0.82Si-1.26Cr-0.05Ni-0.0Mo-0.16V-0.0Co-0.006Al-0.0W-0.03Cu-0.0Nb-0.0Ti-0.0B-0.01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5C-1.14Mn-0.4Si-1.15Cr-0.0Ni-0.0Mo-0.15V-0.0Co-0.0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5C-1.14Mn-0.4Si-1.15Cr-0.0Ni-0.0Mo-0.15V-0.0Co-0.0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7C-1.39Mn-0.75Si-0.03Cr-0.32Ni-0.0Mo-0.19V-0.0Co-0.002Al-0.0W-0.4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9C-1.41Mn-0.7Si-0.05Cr-0.03Ni-0.0Mo-0.19V-0.0Co-0.005Al-0.0W-0.03Cu-0.0Nb-0.0Ti-0.0B-0.00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0Si-0.75Cr-1.35Ni-0.3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1.61Mn-0.48Si-0.0Cr-0.0Ni-0.0Mo-0.16V-0.0Co-0.018Al-0.0W-0.18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47Mn-0.21Si-2.29Cr-0.14Ni-1.02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1Mn-0.31Si-1.5Cr-1.55Ni-0.06Mo-0.0V-0.0Co-0.01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1Mn-0.31Si-1.5Cr-1.55Ni-0.06Mo-0.0V-0.0Co-0.01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6Mn-0.26Si-0.07Cr-0.05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3Mn-0.32Si-0.95Cr-0.07Ni-0.8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67Mn-0.48Si-1.2Cr-0.25Ni-0.0Mo-0.31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79Mn-0.27Si-0.08Cr-0.45Ni-0.41Mo-0.0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9Mn-0.39Si-0.586Cr-1.207Ni-0.289Mo-0.098V-0.0Co-0.014Al-0.555W-0.117Cu-0.014Nb-0.011Ti-0.001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8C-0.62Mn-0.25Si-0.8Cr-0.14Ni-0.4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12Mn-0.38Si-0.28Cr-0.79Ni-0.27Mo-0.0V-0.0Co-0.0Al-0.0W-0.9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12Mn-0.38Si-0.28Cr-0.79Ni-0.27Mo-0.0V-0.0Co-0.0Al-0.0W-0.9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2Mn-0.42Si-0.08Cr-0.06Ni-0.0Mo-0.0V-0.0Co-0.001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4Mn-0.25Si-0.97Cr-0.33Ni-0.2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4Mn-0.25Si-0.97Cr-0.33Ni-0.2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8Mn-0.47Si-0.96Cr-0.0Ni-0.3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1.32Mn-0.45Si-0.05Cr-0.0Ni-0.0Mo-0.0V-0.0Co-0.02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1.53Mn-0.4Si-0.0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36Mn-0.11Si-2.57Cr-0.04Ni-0.03Mo-0.35V-0.0Co-0.0Al-8.8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39Mn-0.16Si-2.35Cr-0.06Ni-0.06Mo-0.53V-0.0Co-0.0Al-4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Mn-0.38Si-0.06Cr-0.55Ni-0.0Mo-0.0V-0.0Co-0.0Al-0.0W-0.9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Mn-0.53Si-0.1Cr-0.0Ni-0.0Mo-0.0V-0.0Co-0.001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23Si-1.11Cr-0.23Ni-0.05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49Mn-0.25Si-1.54Cr-0.21Ni-0.0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49Mn-0.25Si-1.54Cr-0.21Ni-0.0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928Mn-0.46Si-0.684Cr-0.687Ni-0.26Mo-0.07V-0.0Co-0.006Al-0.06W-0.064Cu-0.002Nb-0.001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4Mn-0.23Si-0.99Cr-0.08Ni-0.16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4Mn-0.23Si-0.99Cr-0.08Ni-0.16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9Mn-1.37Si-0.16Cr-0.16Ni-0.0Mo-0.01V-0.0Co-0.0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1Mn-0.18Si-1.54Cr-0.01Ni-0.63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45Mn-0.58Si-1.45Cr-0.13Ni-0.47Mo-0.7V-0.0Co-0.0Al-0.5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45Mn-0.58Si-1.45Cr-0.13Ni-0.47Mo-0.7V-0.0Co-0.0Al-0.5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6Mn-0.24Si-1.44Cr-2.06Ni-0.37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6Mn-0.24Si-1.44Cr-2.06Ni-0.37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1Mn-0.32Si-0.07Cr-3.03Ni-0.0Mo-0.0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4Mn-0.22Si-1.01Cr-0.11Ni-0.24Mo-0.0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4Mn-0.22Si-1.01Cr-0.11Ni-0.24Mo-0.0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1Mn-0.25Si-1.06Cr-0.22Ni-0.02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.82Mn-0.27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43Mn-0.24Si-0.04Cr-5.0Ni-0.0Mo-0.0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Mn-0.22Si-1.04Cr-0.26Ni-0.0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Mn-0.22Si-1.04Cr-0.26Ni-0.0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2Si-1.0Cr-0.22Ni-0.21Mo-0.0V-0.0Co-0.0Al-0.0W-0.2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2Si-1.0Cr-0.22Ni-0.21Mo-0.0V-0.0Co-0.0Al-0.0W-0.2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4Si-1.52Cr-3.96Ni-0.07Mo-0.0V-0.0Co-0.0Al-0.59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98Mn-0.2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7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7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4Mn-0.94Si-1.27Cr-0.12Ni-0.05Mo-0.18V-0.0Co-0.0Al-2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4Mn-0.94Si-1.27Cr-0.12Ni-0.05Mo-0.18V-0.0Co-0.0Al-2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Mn-0.32Si-1.04Cr-0.11Ni-0.2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Mn-0.32Si-1.04Cr-0.11Ni-0.2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73Mn-1.62Si-0.1Cr-0.12Ni-0.0Mo-0.01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29Mn-0.22Si-0.11Cr-0.07Ni-0.02Mo-0.02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29Mn-0.22Si-0.11Cr-0.07Ni-0.02Mo-0.02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8C-1.84Mn-0.0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22Mn-0.17Si-0.07Cr-0.1Ni-0.01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22Mn-0.17Si-0.07Cr-0.1Ni-0.01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4C-0.33Mn-0.26Si-1.53Cr-0.31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4C-0.33Mn-0.26Si-1.53Cr-0.31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97Mn-0.28Si-1.05Cr-0.13Ni-0.03Mo-0.0V-0.0Co-0.0Al-1.15W-0.2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0.61Mn-0.37Si-1.37Cr-0.0Ni-0.0Mo-0.18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2.16Mn-1.62Si-2.57Cr-5.35Ni-1.29Mo-0.7V-0.0Co-0.077Al-8.88W-0.98Cu-0.23Nb-0.18Ti-0.006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04C-0.03Mn-0.075Si-0.0Cr-19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1267605633803Ni-0.0Mo-0.0V-6.10328638497653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261111111111" calcext:value-type="float">
            <text:p>5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286660359508Ni-0.0Mo-0.0V-5.3926206244087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.594444444444" calcext:value-type="float">
            <text:p>5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4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816666666667" calcext:value-type="float">
            <text:p>474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5105162523901Ni-4.39770554493308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60.927777777778" calcext:value-type="float">
            <text:p>3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655437921078Ni-0.0Mo-0.0V-3.75360923965351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.927777777778" calcext:value-type="float">
            <text:p>51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7812197483059Ni-3.1945788964182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4.816666666667" calcext:value-type="float">
            <text:p>374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823472356935Ni-0.0Mo-0.0V-0.0Co-3.00678952473327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0718069452619Ni-1.90308024328036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0.927777777778" calcext:value-type="float">
            <text:p>41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086973593796Ni-0.0Mo-0.0V-1.83567291646216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372222222222" calcext:value-type="float">
            <text:p>480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1238938053097Ni-0.0Mo-0.0V-0.0Co-1.67158308751229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1369539551358Ni-0.0Mo-0.0V-0.0Co-0.0Al-0.0W-0.0Cu-0.0Nb-1.61353797717434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2.038888888889" calcext:value-type="float">
            <text:p>42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2662048490846Ni-0.0Mo-0.0V-0.0Co-1.03908955962395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2706126893002Ni-1.01949915866574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7.594444444444" calcext:value-type="float">
            <text:p>4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015165031222Ni-0.0Mo-0.8821488750123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1.483333333333" calcext:value-type="float">
            <text:p>441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280738314975Ni-0.0Mo-0.0V-0.0Co-0.0Al-0.0W-0.0Cu-0.0Nb-0.764116304455691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5.372222222222" calcext:value-type="float">
            <text:p>4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302897975387Ni-0.0Mo-0.0V-0.0Co-0.754267566494641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658051689861Ni-0.596421471172962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14336917563Ni-0.0Mo-0.0V-0.0Co-0.0Al-0.0W-0.0Cu-0.0Nb-0.438072481083234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.705555555556" calcext:value-type="float">
            <text:p>463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81266806095Ni-0.0Mo-0.0V-0.0Co-0.408325863957773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81266806095Ni-0.0Mo-0.408325863957773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461292897047Ni-0.0Mo-0.0V-0.0Co-0.239425379090184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730323611666Ni-0.0Mo-0.1198561725928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6.483333333333" calcext:value-type="float">
            <text:p>4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856092101055Ni-0.0Mo-0.0639590661976335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6.483333333333" calcext:value-type="float">
            <text:p>4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865080951429Ni-0.0Mo-0.0V-0.0Co-0.0Al-0.0W-0.0Cu-0.0Nb-0.0599640215870478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934768917014Ni-0.0Mo-0.028991592438192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5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5.927777777778" calcext:value-type="float">
            <text:p>43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7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.705555555556" calcext:value-type="float">
            <text:p>438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3.9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3.705555555556" calcext:value-type="float">
            <text:p>413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4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2.594444444444" calcext:value-type="float">
            <text:p>402.5944444444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7.2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7.038888888889" calcext:value-type="float">
            <text:p>3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8.0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08.15" calcext:value-type="float">
            <text:p>3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8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85.927777777778" calcext:value-type="float">
            <text:p>2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9.55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9.816666666667" calcext:value-type="float">
            <text:p>249.8166666666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2.20048899755501Cr-22.0048899755501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63.705555555556" calcext:value-type="float">
            <text:p>363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3.83690739494182Cr-21.6366958361381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63.705555555555" calcext:value-type="float">
            <text:p>263.70555555555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517309988062077Si-0.0Cr-22.383605252686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980295078720666Si-0.0Cr-22.2794336072879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1.39039542451435Si-0.0Cr-22.1871610294843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3.15" calcext:value-type="float">
            <text:p>4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1.90308024328036Si-0.0Cr-22.0718069452619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7.594444444444" calcext:value-type="float">
            <text:p>4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2.8465947731468Si-0.0Cr-21.859516176042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3.70727010110737Si-0.0Cr-21.6658642272508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7.038888888889" calcext:value-type="float">
            <text:p>347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0" table:target-range-address="Sheet1.A1:Sheet1.S1098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06:56:22.170299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8-21T17:56:36.537934457</dc:date>
    <meta:editing-duration>P14DT23H29M45S</meta:editing-duration>
    <meta:editing-cycles>102</meta:editing-cycles>
    <meta:document-statistic meta:table-count="1" meta:cell-count="17945" meta:object-count="0"/>
  </office:meta>
</office:document-meta>
</file>